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b96" officeooo:paragraph-rsid="00072b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 1. DATA DOWNLOAD</text:p>
      <text:p text:style-name="Standard"/>
      <text:p text:style-name="Standard">The data will be downloaded using the link from Coursera page.</text:p>
      <text:p text:style-name="Standard"/>
      <text:p text:style-name="P1">## 2. DATA WRANGLING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1T15:14:48.690000000</meta:creation-date>
    <dc:date>2020-05-21T15:18:04.993000000</dc:date>
    <meta:editing-duration>PT3M16S</meta:editing-duration>
    <meta:editing-cycles>2</meta:editing-cycles>
    <meta:generator>LibreOffice/6.4.3.2$Windows_x86 LibreOffice_project/747b5d0ebf89f41c860ec2a39efd7cb15b54f2d8</meta:generator>
    <meta:document-statistic meta:table-count="0" meta:image-count="0" meta:object-count="0" meta:page-count="1" meta:paragraph-count="3" meta:word-count="19" meta:character-count="102" meta:non-whitespace-character-count="85"/>
  </office:meta>
</office:document-meta>
</file>